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E400000260B7D1E419B30CEA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Standard">
      <style:text-properties officeooo:paragraph-rsid="001d16f3"/>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paragraph-properties fo:break-before="page"/>
      <style:text-properties fo:font-size="20pt" style:font-size-asian="20pt" style:font-size-complex="20pt"/>
    </style:style>
    <style:style style:name="P6" style:family="paragraph" style:parent-style-name="Standard" style:master-page-name="Standard">
      <style:paragraph-properties style:page-number="auto"/>
      <style:text-properties officeooo:paragraph-rsid="001d16f3"/>
    </style:style>
    <style:style style:name="P7" style:family="paragraph">
      <style:paragraph-properties fo:text-align="justify"/>
    </style:style>
    <style:style style:name="P8" style:family="paragraph">
      <loext:graphic-properties draw:fill="none" draw:fill-color="#ffffff"/>
      <style:paragraph-properties fo:text-align="justify"/>
      <style:text-properties fo:font-size="12pt"/>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loext:hyphenation-no-last-word="false"/>
    </style:style>
    <style:style style:name="P10"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28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28pt" style:language-asian="zh" style:country-asian="CN" style:font-style-asian="normal" style:font-weight-asian="bold" style:font-name-complex="Lohit Devanagari1" style:font-size-complex="28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T1" style:family="text">
      <style:text-properties fo:font-size="12pt"/>
    </style:style>
    <style:style style:name="T2" style:family="text">
      <style:text-properties fo:font-variant="normal" fo:text-transform="none" style:use-window-font-color="true" loext:opacity="0%" style:text-outline="false" style:text-line-through-style="none" style:text-line-through-type="none" style:text-position="0% 100%" style:font-name="Arial" fo:font-size="28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28pt" style:language-asian="zh" style:country-asian="CN" style:font-style-asian="normal" style:font-weight-asian="bold" style:font-name-complex="Lohit Devanagari1" style:font-size-complex="28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fill-color="#ffffff" fo:min-height="1.252cm"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draw:textarea-vertical-align="middle" fo:min-height="2.27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text:anchor-type="paragraph" draw:z-index="0" draw:name="Marc de text 1" draw:style-name="gr2" draw:text-style-name="P10" svg:width="5.215cm" svg:height="2.274cm" svg:x="5.893cm" svg:y="0.079cm"><draw:text-box><text:p text:style-name="P9"><text:span text:style-name="T2">EXAMEN</text:span></text:p></draw:text-box></draw:frame><draw:frame text:anchor-type="paragraph" draw:z-index="1" draw:name="Marc de text 2" draw:style-name="gr1" draw:text-style-name="P8" svg:width="6.642cm" svg:height="1.253cm" svg:x="10.358cm" svg:y="24.448cm"><draw:text-box><text:p text:style-name="P7"><text:span text:style-name="T1">GABRIEL ARTUR KAISER </text:span><text:span text:style-name="T1">CAPÓ</text:span></text:p><text:p text:style-name="P7"><text:span text:style-name="T1">1º FPGMSMR – Es Liceu</text:span></text:p></draw:text-box></draw:frame><draw:frame draw:style-name="fr1" draw:name="Imatge1" text:anchor-type="char" svg:y="4.101cm" svg:width="6.574cm" svg:height="8.259cm" draw:z-index="2"><draw:image xlink:href="Pictures/10000001000001E400000260B7D1E419B30CEA03.png" xlink:type="simple" xlink:show="embed" xlink:actuate="onLoad" draw:mime-type="image/png"/></draw:frame></text:p>
      <text:table-of-content text:style-name="Sect1" text:protected="true" text:name="Taula de continguts1">
        <text:table-of-content-source text:outline-level="10">
          <text:index-title-template text:style-name="Contents_20_Heading">Taula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ula de continguts1_Head">
            <text:p text:style-name="P1">Taula de continguts</text:p>
          </text:index-title>
          <text:p text:style-name="P3"><text:a xlink:type="simple" xlink:href="#__RefHeading___Toc17_2111966549" text:style-name="Index_20_Link" text:visited-style-name="Index_20_Link">APARTAT 1<text:tab/>3</text:a></text:p>
        </text:index-body>
      </text:table-of-content>
      <text:p text:style-name="P2"/>
      <text:h text:style-name="P5" text:outline-level="1"><text:bookmark-start text:name="__RefHeading___Toc17_2111966549"/>APARTAT 1<text:bookmark-end text:name="__RefHeading___Toc17_2111966549"/></text:h>
      <text:p text:style-name="Standard">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Standard">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Standard">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01cm" fo:margin-bottom="0.199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81d41a"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81d41a"/>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Index"/>
    <style:master-page style:name="Index" style:page-layout-name="Mpm2"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abriel Artur Kaiser Capó</meta:initial-creator>
    <meta:creation-date>2023-10-25T12:37:30.780085003</meta:creation-date>
    <dc:date>2023-10-25T13:01:40.575701186</dc:date>
    <dc:creator>Gabriel Artur Kaiser Capó</dc:creator>
    <meta:editing-duration>PT1M5S</meta:editing-duration>
    <meta:editing-cycles>2</meta:editing-cycles>
    <meta:generator>LibreOffice/7.5.6.2$Linux_X86_64 LibreOffice_project/50$Build-2</meta:generator>
    <meta:document-statistic meta:table-count="0" meta:image-count="1" meta:object-count="0" meta:page-count="3" meta:paragraph-count="6" meta:word-count="241" meta:character-count="1654" meta:non-whitespace-character-count="1419"/>
  </office:meta>
</office:document-meta>
</file>